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3.7cm" fo:margin-left="0.109cm" fo:margin-right="0.09cm" table:align="margins"/>
    </style:style>
    <style:style style:name="Tabla1.A" style:family="table-column">
      <style:table-column-properties style:column-width="5.075cm" style:rel-column-width="24275*"/>
    </style:style>
    <style:style style:name="Tabla1.B" style:family="table-column">
      <style:table-column-properties style:column-width="1.66cm" style:rel-column-width="7939*"/>
    </style:style>
    <style:style style:name="Tabla1.C" style:family="table-column">
      <style:table-column-properties style:column-width="5.629cm" style:rel-column-width="26924*"/>
    </style:style>
    <style:style style:name="Tabla1.D" style:family="table-column">
      <style:table-column-properties style:column-width="1.337cm" style:rel-column-width="6397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3.7cm" fo:margin-left="0.109cm" fo:margin-right="0.09cm" table:align="margins"/>
    </style:style>
    <style:style style:name="Tabla3.A" style:family="table-column">
      <style:table-column-properties style:column-width="5.436cm" style:rel-column-width="26004*"/>
    </style:style>
    <style:style style:name="Tabla3.B" style:family="table-column">
      <style:table-column-properties style:column-width="2.501cm" style:rel-column-width="11964*"/>
    </style:style>
    <style:style style:name="Tabla3.C" style:family="table-column">
      <style:table-column-properties style:column-width="4.401cm" style:rel-column-width="21051*"/>
    </style:style>
    <style:style style:name="Tabla3.D" style:family="table-column">
      <style:table-column-properties style:column-width="1.362cm" style:rel-column-width="6516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3.7cm" fo:margin-left="0.109cm" fo:margin-right="0.09cm" table:align="margins"/>
    </style:style>
    <style:style style:name="Tabla8.A" style:family="table-column">
      <style:table-column-properties style:column-width="8.08cm" style:rel-column-width="38652*"/>
    </style:style>
    <style:style style:name="Tabla8.B" style:family="table-column">
      <style:table-column-properties style:column-width="3.537cm" style:rel-column-width="16917*"/>
    </style:style>
    <style:style style:name="Tabla8.C" style:family="table-column">
      <style:table-column-properties style:column-width="2.083cm" style:rel-column-width="9966*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8.634cm" fo:margin-left="2.143cm" fo:margin-right="3.122cm" table:align="margins"/>
    </style:style>
    <style:style style:name="Tabla5.A" style:family="table-column">
      <style:table-column-properties style:column-width="3.367cm" style:rel-column-width="25557*"/>
    </style:style>
    <style:style style:name="Tabla5.B" style:family="table-column">
      <style:table-column-properties style:column-width="2.743cm" style:rel-column-width="20818*"/>
    </style:style>
    <style:style style:name="Tabla5.C" style:family="table-column">
      <style:table-column-properties style:column-width="2.524cm" style:rel-column-width="19160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3.7cm" fo:margin-left="0.109cm" fo:margin-right="0.09cm" table:align="margins"/>
    </style:style>
    <style:style style:name="Tabla4.A" style:family="table-column">
      <style:table-column-properties style:column-width="3.272cm" style:rel-column-width="15651*"/>
    </style:style>
    <style:style style:name="Tabla4.B" style:family="table-column">
      <style:table-column-properties style:column-width="3.582cm" style:rel-column-width="17136*"/>
    </style:style>
    <style:style style:name="Tabla4.C" style:family="table-column">
      <style:table-column-properties style:column-width="3.32cm" style:rel-column-width="15879*"/>
    </style:style>
    <style:style style:name="Tabla4.D" style:family="table-column">
      <style:table-column-properties style:column-width="2.141cm" style:rel-column-width="10243*"/>
    </style:style>
    <style:style style:name="Tabla4.E" style:family="table-column">
      <style:table-column-properties style:column-width="1.385cm" style:rel-column-width="6626*"/>
    </style:style>
    <style:style style:name="Tabla4.A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3.7cm" fo:margin-left="0.109cm" fo:margin-right="0.09cm" table:align="margins"/>
    </style:style>
    <style:style style:name="Tabla6.A" style:family="table-column">
      <style:table-column-properties style:column-width="4.498cm" style:rel-column-width="21515*"/>
    </style:style>
    <style:style style:name="Tabla6.B" style:family="table-column">
      <style:table-column-properties style:column-width="2.766cm" style:rel-column-width="13230*"/>
    </style:style>
    <style:style style:name="Tabla6.C" style:family="table-column">
      <style:table-column-properties style:column-width="3.03cm" style:rel-column-width="14495*"/>
    </style:style>
    <style:style style:name="Tabla6.D" style:family="table-column">
      <style:table-column-properties style:column-width="1.226cm" style:rel-column-width="5864*"/>
    </style:style>
    <style:style style:name="Tabla6.E" style:family="table-column">
      <style:table-column-properties style:column-width="2.18cm" style:rel-column-width="10431*"/>
    </style:style>
    <style:style style:name="Tabla6.A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3.7cm" fo:margin-left="0.109cm" fo:margin-right="0.09cm" table:align="margins"/>
    </style:style>
    <style:style style:name="Tabla7.A" style:family="table-column">
      <style:table-column-properties style:column-width="4.763cm" style:rel-column-width="2700*"/>
    </style:style>
    <style:style style:name="Tabla7.B" style:family="table-column">
      <style:table-column-properties style:column-width="1.612cm" style:rel-column-width="914*"/>
    </style:style>
    <style:style style:name="Tabla7.C" style:family="table-column">
      <style:table-column-properties style:column-width="2.91cm" style:rel-column-width="1650*"/>
    </style:style>
    <style:style style:name="Tabla7.D" style:family="table-column">
      <style:table-column-properties style:column-width="0.961cm" style:rel-column-width="545*"/>
    </style:style>
    <style:style style:name="Tabla7.E" style:family="table-column">
      <style:table-column-properties style:column-width="1.275cm" style:rel-column-width="723*"/>
    </style:style>
    <style:style style:name="Tabla7.F" style:family="table-column">
      <style:table-column-properties style:column-width="2.178cm" style:rel-column-width="1235*"/>
    </style:style>
    <style:style style:name="Tabla7.A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ans" fo:font-size="7pt" style:font-size-asian="7pt" style:font-size-complex="7pt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Liberation Sans" fo:font-size="9pt" fo:font-style="normal" fo:font-weight="bold" officeooo:rsid="00443eca" officeooo:paragraph-rsid="00443eca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Liberation Sans" fo:font-size="9pt" fo:font-style="normal" fo:font-weight="bold" officeooo:paragraph-rsid="00443eca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16a185" officeooo:paragraph-rsid="0016a185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16a185" officeooo:paragraph-rsid="002b2e0f" style:font-size-asian="6pt" style:font-weight-asian="bold" style:font-size-complex="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16a185" officeooo:paragraph-rsid="002d8ce2" style:font-size-asian="6pt" style:font-weight-asian="bold" style:font-size-complex="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16a185" officeooo:paragraph-rsid="004047fe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16a185" officeooo:paragraph-rsid="00467f50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font-name="Liberation Sans" fo:font-size="6pt" fo:font-weight="bold" officeooo:paragraph-rsid="001c5211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Liberation Sans" fo:font-size="6pt" fo:font-weight="bold" officeooo:paragraph-rsid="0016a185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Liberation Sans" fo:font-size="6pt" fo:font-weight="bold" officeooo:paragraph-rsid="002b2e0f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Liberation Sans" fo:font-size="6pt" fo:font-weight="bold" officeooo:paragraph-rsid="002d8ce2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Liberation Sans" fo:font-size="6pt" fo:font-weight="bold" officeooo:paragraph-rsid="004047fe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Liberation Sans" fo:font-size="6pt" fo:font-weight="bold" officeooo:paragraph-rsid="0047d90a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33de9f" officeooo:paragraph-rsid="0033de9f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1f551f" officeooo:paragraph-rsid="004047fe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1f551f" officeooo:paragraph-rsid="0047d90a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2cbe5f" officeooo:paragraph-rsid="002cbe5f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2cbe5f" officeooo:paragraph-rsid="002d8ce2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36fe81" officeooo:paragraph-rsid="0036fe81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42766e" officeooo:paragraph-rsid="0042766e" style:font-size-asian="6pt" style:font-weight-asian="bold" style:font-size-complex="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463d64" officeooo:paragraph-rsid="00463d64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officeooo:paragraph-rsid="001def68" style:font-size-asian="6pt" style:font-style-asian="normal" style:font-size-complex="6pt" style:font-style-complex="normal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officeooo:paragraph-rsid="001f551f" style:font-size-asian="6pt" style:font-style-asian="normal" style:font-size-complex="6pt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officeooo:paragraph-rsid="002b2e0f" style:font-size-asian="6pt" style:font-style-asian="normal" style:font-size-complex="6pt" style:font-style-complex="normal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officeooo:paragraph-rsid="002cbe5f" style:font-size-asian="6pt" style:font-style-asian="normal" style:font-size-complex="6pt" style:font-style-complex="normal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officeooo:paragraph-rsid="002d8ce2" style:font-size-asian="6pt" style:font-style-asian="normal" style:font-size-complex="6pt" style:font-style-complex="normal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officeooo:paragraph-rsid="004047fe" style:font-size-asian="6pt" style:font-style-asian="normal" style:font-size-complex="6pt" style:font-style-complex="normal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officeooo:paragraph-rsid="0042766e" style:font-size-asian="6pt" style:font-style-asian="normal" style:font-size-complex="6pt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officeooo:paragraph-rsid="0047d90a" style:font-size-asian="6pt" style:font-style-asian="normal" style:font-size-complex="6pt" style:font-style-complex="normal"/>
    </style:style>
    <style:style style:name="P33" style:family="paragraph" style:parent-style-name="Table_20_Contents">
      <style:paragraph-properties fo:text-align="end" style:justify-single-word="false"/>
      <style:text-properties style:use-window-font-color="true" style:font-name="Liberation Sans" fo:font-size="6pt" fo:font-style="normal" officeooo:paragraph-rsid="001def68" style:font-size-asian="6pt" style:font-style-asian="normal" style:font-size-complex="6pt" style:font-style-complex="normal"/>
    </style:style>
    <style:style style:name="P34" style:family="paragraph" style:parent-style-name="Table_20_Contents">
      <style:paragraph-properties fo:text-align="end" style:justify-single-word="false"/>
      <style:text-properties style:use-window-font-color="true" style:font-name="Liberation Sans" fo:font-size="6pt" fo:font-style="normal" officeooo:paragraph-rsid="004047fe" style:font-size-asian="6pt" style:font-style-asian="normal" style:font-size-complex="6pt" style:font-style-complex="normal"/>
    </style:style>
    <style:style style:name="P35" style:family="paragraph" style:parent-style-name="Table_20_Contents">
      <style:paragraph-properties fo:text-align="end" style:justify-single-word="false"/>
      <style:text-properties style:use-window-font-color="true" style:font-name="Liberation Sans" fo:font-size="6pt" fo:font-style="normal" officeooo:paragraph-rsid="0047d90a" style:font-size-asian="6pt" style:font-style-asian="normal" style:font-size-complex="6pt" style:font-style-complex="normal"/>
    </style:style>
    <style:style style:name="P36" style:family="paragraph" style:parent-style-name="Table_20_Contents">
      <style:text-properties style:use-window-font-color="true" style:font-name="Liberation Sans" fo:font-size="6pt" officeooo:paragraph-rsid="0019358f" style:font-size-asian="6pt" style:font-size-complex="6pt"/>
    </style:style>
    <style:style style:name="P37" style:family="paragraph" style:parent-style-name="Table_20_Contents">
      <style:text-properties style:use-window-font-color="true" style:font-name="Liberation Sans" fo:font-size="6pt" officeooo:paragraph-rsid="0016a185" style:font-size-asian="6pt" style:font-size-complex="6pt"/>
    </style:style>
    <style:style style:name="P38" style:family="paragraph" style:parent-style-name="Table_20_Contents">
      <style:text-properties style:use-window-font-color="true" style:font-name="Liberation Sans" fo:font-size="6pt" officeooo:paragraph-rsid="002b2e0f" style:font-size-asian="6pt" style:font-size-complex="6pt"/>
    </style:style>
    <style:style style:name="P39" style:family="paragraph" style:parent-style-name="Table_20_Contents">
      <style:text-properties style:use-window-font-color="true" style:font-name="Liberation Sans" fo:font-size="6pt" officeooo:paragraph-rsid="002d8ce2" style:font-size-asian="6pt" style:font-size-complex="6pt"/>
    </style:style>
    <style:style style:name="P40" style:family="paragraph" style:parent-style-name="Table_20_Contents">
      <style:text-properties style:use-window-font-color="true" style:font-name="Liberation Sans" fo:font-size="6pt" officeooo:paragraph-rsid="004047fe" style:font-size-asian="6pt" style:font-size-complex="6pt"/>
    </style:style>
    <style:style style:name="P41" style:family="paragraph" style:parent-style-name="Table_20_Contents">
      <style:text-properties style:use-window-font-color="true" style:font-name="Liberation Sans" fo:font-size="6pt" officeooo:paragraph-rsid="0047d90a" style:font-size-asian="6pt" style:font-size-complex="6pt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italic" fo:font-weight="normal" officeooo:rsid="0016a185" officeooo:paragraph-rsid="002d8ce2" style:font-size-asian="6pt" style:font-style-asian="italic" style:font-weight-asian="normal" style:font-size-complex="6pt" style:font-style-complex="italic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italic" fo:font-weight="normal" officeooo:rsid="0016a185" officeooo:paragraph-rsid="002b2e0f" style:font-size-asian="6pt" style:font-style-asian="italic" style:font-weight-asian="normal" style:font-size-complex="6pt" style:font-style-complex="italic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italic" fo:font-weight="bold" officeooo:rsid="0016a185" officeooo:paragraph-rsid="0016a185" style:font-size-asian="6pt" style:font-style-asian="italic" style:font-weight-asian="bold" style:font-size-complex="6pt" style:font-style-complex="italic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italic" fo:font-weight="bold" officeooo:rsid="0016a185" officeooo:paragraph-rsid="004047fe" style:font-size-asian="6pt" style:font-style-asian="italic" style:font-weight-asian="bold" style:font-size-complex="6pt" style:font-style-complex="italic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italic" fo:font-weight="bold" officeooo:rsid="0016a185" officeooo:paragraph-rsid="0047d90a" style:font-size-asian="6pt" style:font-style-asian="italic" style:font-weight-asian="bold" style:font-size-complex="6pt" style:font-style-complex="italic" style:font-weight-complex="bold"/>
    </style:style>
    <style:style style:name="P47" style:family="paragraph" style:parent-style-name="Table_20_Contents">
      <style:paragraph-properties fo:text-align="justify" style:justify-single-word="false"/>
    </style:style>
    <style:style style:name="P48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20f701" officeooo:paragraph-rsid="0020f701" style:font-size-asian="6pt" style:font-weight-asian="bold" style:font-size-complex="6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Liberation Sans" fo:font-size="6pt" officeooo:rsid="0020f701" officeooo:paragraph-rsid="0020f701" style:font-size-asian="6pt" style:font-size-complex="6pt"/>
    </style:style>
    <style:style style:name="P50" style:family="paragraph" style:parent-style-name="Header">
      <style:paragraph-properties fo:text-align="center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P51" style:family="paragraph" style:parent-style-name="Footer">
      <style:text-properties style:use-window-font-color="true" style:font-name="Liberation Sans" fo:font-size="8pt" fo:font-style="normal" officeooo:rsid="0016a185" style:font-size-asian="8pt" style:font-style-asian="normal" style:font-size-complex="8pt" style:font-style-complex="normal"/>
    </style:style>
    <style:style style:name="P52" style:family="paragraph" style:parent-style-name="Footer">
      <style:text-properties officeooo:paragraph-rsid="0039b93a"/>
    </style:style>
    <style:style style:name="P53" style:family="paragraph" style:parent-style-name="Footer">
      <style:paragraph-properties fo:text-align="start" style:justify-single-word="false"/>
      <style:text-properties officeooo:paragraph-rsid="0039b93a"/>
    </style:style>
    <style:style style:name="P54" style:family="paragraph" style:parent-style-name="Standard">
      <style:text-properties officeooo:paragraph-rsid="0016a185"/>
    </style:style>
    <style:style style:name="P55" style:family="paragraph" style:parent-style-name="Standard">
      <style:paragraph-properties fo:text-align="start" style:justify-single-word="false"/>
      <style:text-properties officeooo:paragraph-rsid="0016a185"/>
    </style:style>
    <style:style style:name="P56" style:family="paragraph" style:parent-style-name="Standard">
      <style:text-properties fo:font-size="7pt" officeooo:paragraph-rsid="002d8ce2" style:font-size-asian="7pt" style:font-size-complex="7pt"/>
    </style:style>
    <style:style style:name="P57" style:family="paragraph" style:parent-style-name="Standard">
      <style:paragraph-properties fo:text-align="start" style:justify-single-word="false"/>
      <style:text-properties fo:font-size="7pt" officeooo:rsid="002d8ce2" officeooo:paragraph-rsid="002d8ce2" style:font-size-asian="7pt" style:font-size-complex="7pt"/>
    </style:style>
    <style:style style:name="P58" style:family="paragraph" style:parent-style-name="Standard">
      <style:text-properties officeooo:paragraph-rsid="004047fe"/>
    </style:style>
    <style:style style:name="P59" style:family="paragraph" style:parent-style-name="Standard">
      <style:paragraph-properties fo:break-before="page"/>
      <style:text-properties officeooo:paragraph-rsid="0047d90a"/>
    </style:style>
    <style:style style:name="P60" style:family="paragraph" style:parent-style-name="Text_20_body">
      <style:paragraph-properties fo:text-align="start" style:justify-single-word="false"/>
      <style:text-properties fo:font-size="7pt" officeooo:rsid="002b2e0f" officeooo:paragraph-rsid="0047d90a" style:font-size-asian="7pt" style:font-size-complex="7pt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47d90a" officeooo:paragraph-rsid="0047d90a" style:font-size-asian="6pt" style:font-weight-asian="bold" style:font-size-complex="6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48b535" officeooo:paragraph-rsid="0048b535" style:font-size-asian="6pt" style:font-weight-asian="bold" style:font-size-complex="6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3a25d0" officeooo:paragraph-rsid="004a3599" style:font-size-asian="6pt" style:font-weight-asian="bold" style:font-size-complex="6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officeooo:paragraph-rsid="004a3599" style:font-size-asian="6pt" style:font-style-asian="normal" style:font-size-complex="6pt" style:font-style-complex="normal"/>
    </style:style>
    <style:style style:name="P65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43eca" style:font-weight-asian="normal" style:font-weight-complex="normal"/>
    </style:style>
    <style:style style:name="T3" style:family="text">
      <style:text-properties officeooo:rsid="00443eca"/>
    </style:style>
    <style:style style:name="T4" style:family="text">
      <style:text-properties officeooo:rsid="002b2e0f"/>
    </style:style>
    <style:style style:name="T5" style:family="text">
      <style:text-properties officeooo:rsid="002d8ce2"/>
    </style:style>
    <style:style style:name="T6" style:family="text">
      <style:text-properties style:use-window-font-color="true" style:font-name="Liberation Sans" fo:font-size="8pt" fo:font-style="normal" officeooo:rsid="0016a185" style:font-size-asian="8pt" style:font-style-asian="normal" style:font-size-complex="8pt" style:font-style-complex="normal"/>
    </style:style>
    <style:style style:name="T7" style:family="text">
      <style:text-properties officeooo:rsid="0036fe81"/>
    </style:style>
    <style:style style:name="T8" style:family="text">
      <style:text-properties officeooo:rsid="004047fe"/>
    </style:style>
    <style:style style:name="T9" style:family="text">
      <style:text-properties officeooo:rsid="0047d90a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44">Ordenes de Venta sin Facturar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6">Nombre del cliente</text:p>
          </table:table-cell>
          <table:table-cell table:style-name="Tabla1.A2" office:value-type="string">
            <text:p text:style-name="P23">Numero </text:p>
          </table:table-cell>
          <table:table-cell table:style-name="Tabla1.A2" office:value-type="string">
            <text:p text:style-name="P23">Referencia</text:p>
          </table:table-cell>
          <table:table-cell table:style-name="Tabla1.D2" office:value-type="string">
            <text:p text:style-name="P17">Valor</text:p>
          </table:table-cell>
        </table:table-row>
        <table:table-row>
          <table:table-cell table:style-name="Tabla1.D2" table:number-columns-spanned="4" office:value-type="string">
            <text:p text:style-name="P11"><text:text-input text:description="&lt;for each=&quot;lines in o.ovsf_ids&quot;&gt;">For lines in ordenes de venta sin facturar</text:text-input>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5"><text:text-input text:description="&lt;lines.name&gt;">Nombre</text:text-input></text:p>
          </table:table-cell>
          <table:table-cell table:style-name="Tabla1.A2" office:value-type="string">
            <text:p text:style-name="P31"><text:text-input text:description="&lt;lines.sale_number&gt;">Numero de Orden de Venta</text:text-input></text:p>
          </table:table-cell>
          <table:table-cell table:style-name="Tabla1.A2" office:value-type="string">
            <text:p text:style-name="P31"><text:text-input text:description="&lt;lines.reference&gt;">Referencia</text:text-input></text:p>
          </table:table-cell>
          <table:table-cell table:style-name="Tabla1.D2" office:value-type="string">
            <text:p text:style-name="P33"><text:text-input text:description="&lt;&quot;{0:.2f}&quot;.format(lines.total)&gt;">Total</text:text-input></text:p>
          </table:table-cell>
        </table:table-row>
        <table:table-row>
          <table:table-cell table:style-name="Tabla1.D2" table:number-columns-spanned="4" office:value-type="string">
            <text:p text:style-name="P36"><text:text-input text:description="&lt;/for&gt;">End For</text:text-input></text:p>
          </table:table-cell>
          <table:covered-table-cell/>
          <table:covered-table-cell/>
          <table:covered-table-cell/>
        </table:table-row>
      </table:table>
      <text:p text:style-name="P4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4">Facturas sin Cobrar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6">Nombre del cliente</text:p>
          </table:table-cell>
          <table:table-cell table:style-name="Tabla3.A2" office:value-type="string">
            <text:p text:style-name="P6">Numero <text:span text:style-name="T7">de Factura</text:span></text:p>
          </table:table-cell>
          <table:table-cell table:style-name="Tabla3.A2" office:value-type="string">
            <text:p text:style-name="P23">Referencia</text:p>
          </table:table-cell>
          <table:table-cell table:style-name="Tabla3.D2" office:value-type="string">
            <text:p text:style-name="P22">Valor</text:p>
          </table:table-cell>
        </table:table-row>
        <table:table-row>
          <table:table-cell table:style-name="Tabla3.D2" table:number-columns-spanned="4" office:value-type="string">
            <text:p text:style-name="P12"><text:text-input text:description="&lt;for each=&quot;lines in o.fsc_ids&quot;&gt;">for lines in Facturar sin Cobrar</text:text-input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25"><text:text-input text:description="&lt;lines.name&gt;">Nombre</text:text-input></text:p>
          </table:table-cell>
          <table:table-cell table:style-name="Tabla3.A2" office:value-type="string">
            <text:p text:style-name="P26"><text:text-input text:description="&lt;lines.invoice_number&gt;">Numero de Factura</text:text-input></text:p>
          </table:table-cell>
          <table:table-cell table:style-name="Tabla3.A2" office:value-type="string">
            <text:p text:style-name="P31"><text:text-input text:description="&lt;lines.reference&gt;">Referencia</text:text-input></text:p>
          </table:table-cell>
          <table:table-cell table:style-name="Tabla3.D2" office:value-type="string">
            <text:p text:style-name="P34"><text:text-input text:description="&lt;&quot;{0:.2f}&quot;.format(lines.total)&gt;">Total</text:text-input></text:p>
          </table:table-cell>
        </table:table-row>
        <table:table-row>
          <table:table-cell table:style-name="Tabla3.D2" table:number-columns-spanned="4" office:value-type="string">
            <text:p text:style-name="P37"><text:text-input text:description="&lt;/for&gt;">End For</text:text-input></text:p>
          </table:table-cell>
          <table:covered-table-cell/>
          <table:covered-table-cell/>
          <table:covered-table-cell/>
        </table:table-row>
      </table:table>
      <text:p text:style-name="P54"/>
      <text:section text:style-name="Sect1" text:name="Sección1">
        <table:table table:name="Tabla8" table:style-name="Tabla8">
          <table:table-column table:style-name="Tabla8.A"/>
          <table:table-column table:style-name="Tabla8.B"/>
          <table:table-column table:style-name="Tabla8.C"/>
          <table:table-row>
            <table:table-cell table:style-name="Tabla8.A1" table:number-columns-spanned="3" office:value-type="string">
              <text:p text:style-name="P45"><text:span text:style-name="T8">Resumen </text:span>Cobros Realizados</text:p>
            </table:table-cell>
            <table:covered-table-cell/>
            <table:covered-table-cell/>
          </table:table-row>
          <table:table-row>
            <table:table-cell table:style-name="Tabla8.A2" office:value-type="string">
              <text:p text:style-name="P18">Diario de Cobro</text:p>
            </table:table-cell>
            <table:table-cell table:style-name="Tabla8.A2" office:value-type="string">
              <text:p text:style-name="P9">Numero</text:p>
            </table:table-cell>
            <table:table-cell table:style-name="Tabla8.C2" office:value-type="string">
              <text:p text:style-name="P9">Total</text:p>
            </table:table-cell>
          </table:table-row>
          <table:table-row>
            <table:table-cell table:style-name="Tabla8.C2" table:number-columns-spanned="3" office:value-type="string">
              <text:p text:style-name="P15"><text:text-input text:description="&lt;for each=&quot;lines in o.cobros_efec_cheq_consolidado&quot;&gt;">For lines in cobros consolidados</text:text-input></text:p>
            </table:table-cell>
            <table:covered-table-cell/>
            <table:covered-table-cell/>
          </table:table-row>
          <table:table-row>
            <table:table-cell table:style-name="Tabla8.A2" office:value-type="string">
              <text:p text:style-name="P30"><text:text-input text:description="&lt;lines.name&gt;">Nombre</text:text-input></text:p>
            </table:table-cell>
            <table:table-cell table:style-name="Tabla8.A2" office:value-type="string">
              <text:p text:style-name="P30"><text:text-input text:description="&lt;lines.number&gt;">Numero</text:text-input></text:p>
            </table:table-cell>
            <table:table-cell table:style-name="Tabla8.C2" office:value-type="string">
              <text:p text:style-name="P34"><text:text-input text:description="&lt;&quot;{0:.2f}&quot;.format(lines.total)&gt;">Total</text:text-input></text:p>
            </table:table-cell>
          </table:table-row>
          <table:table-row>
            <table:table-cell table:style-name="Tabla8.C2" table:number-columns-spanned="3" office:value-type="string">
              <text:p text:style-name="P40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P58"/>
      </text:section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48">Total Efectivo:<text:tab/></text:p>
          </table:table-cell>
          <table:table-cell table:style-name="Tabla5.A1" office:value-type="string">
            <text:p text:style-name="P49"/>
          </table:table-cell>
          <table:table-cell table:style-name="Tabla5.C1" office:value-type="string">
            <text:p text:style-name="P49"/>
          </table:table-cell>
        </table:table-row>
        <table:table-row>
          <table:table-cell table:style-name="Tabla5.A2" office:value-type="string">
            <text:p text:style-name="P48">Total Cheques:<text:tab/></text:p>
          </table:table-cell>
          <table:table-cell table:style-name="Tabla5.A2" office:value-type="string">
            <text:p text:style-name="P49"/>
          </table:table-cell>
          <table:table-cell table:style-name="Tabla5.C2" office:value-type="string">
            <text:p text:style-name="P49"/>
          </table:table-cell>
        </table:table-row>
        <table:table-row>
          <table:table-cell table:style-name="Tabla5.A2" office:value-type="string">
            <text:p text:style-name="P48">Total Vouchers:<text:tab/></text:p>
          </table:table-cell>
          <table:table-cell table:style-name="Tabla5.A2" office:value-type="string">
            <text:p text:style-name="P49"/>
          </table:table-cell>
          <table:table-cell table:style-name="Tabla5.C2" office:value-type="string">
            <text:p text:style-name="P49"/>
          </table:table-cell>
        </table:table-row>
        <table:table-row>
          <table:table-cell table:style-name="Tabla5.A2" office:value-type="string">
            <text:p text:style-name="P48">Total Retenciones:<text:tab/></text:p>
          </table:table-cell>
          <table:table-cell table:style-name="Tabla5.A2" office:value-type="string">
            <text:p text:style-name="P49"/>
          </table:table-cell>
          <table:table-cell table:style-name="Tabla5.C2" office:value-type="string">
            <text:p text:style-name="P49"/>
          </table:table-cell>
        </table:table-row>
      </table:table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2"><draw:line text:anchor-type="paragraph" draw:z-index="0" draw:style-name="gr1" draw:text-style-name="P65" svg:x1="8.064cm" svg:y1="0.288cm" svg:x2="11.913cm" svg:y2="0.288cm"><text:p/></draw:line><draw:line text:anchor-type="paragraph" draw:z-index="1" draw:style-name="gr1" draw:text-style-name="P65" svg:x1="2.064cm" svg:y1="0.288cm" svg:x2="5.913cm" svg:y2="0.288cm"><text:p/></draw:line></text:p>
      <text:p text:style-name="P53"><text:span text:style-name="T6"><text:s text:c="30"/></text:span><text:span text:style-name="T6"><text:text-input text:description="&lt;o.user_id.name&gt;">Nombre Responsable</text:text-input></text:span><text:span text:style-name="T6"><text:tab/> <text:s text:c="53"/>Supervisor</text:span></text:p>
      <text:p text:style-name="P55"/>
      <text:p text:style-name="P5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table:number-columns-spanned="5" office:value-type="string">
            <text:p text:style-name="P46"><text:span text:style-name="T9">Detalle de </text:span>Cobros Realizad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19">Diario de Cobro</text:p>
          </table:table-cell>
          <table:table-cell table:style-name="Tabla4.A2" office:value-type="string">
            <text:p text:style-name="P63"><text:span text:style-name="T9">Factura</text:span></text:p>
          </table:table-cell>
          <table:table-cell table:style-name="Tabla4.A2" office:value-type="string">
            <text:p text:style-name="P63">Cliente</text:p>
          </table:table-cell>
          <table:table-cell table:style-name="Tabla4.A2" office:value-type="string">
            <text:p text:style-name="P61">Importe</text:p>
          </table:table-cell>
          <table:table-cell table:style-name="Tabla4.E2" office:value-type="string">
            <text:p text:style-name="P61">Saldo</text:p>
          </table:table-cell>
        </table:table-row>
        <table:table-row>
          <table:table-cell table:style-name="Tabla4.E2" table:number-columns-spanned="5" office:value-type="string">
            <text:p text:style-name="P16"><text:text-input text:description="&lt;for each=&quot;lines in o.cobros_efectivo_cheque&quot;&gt;">For lines in cobros efectuado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2"><text:text-input text:description="&lt;lines.name&gt;">Nombre</text:text-input></text:p>
          </table:table-cell>
          <table:table-cell table:style-name="Tabla4.A2" office:value-type="string">
            <text:p text:style-name="P64"><text:text-input text:description="&lt;lines.factura&gt;">Factura</text:text-input></text:p>
          </table:table-cell>
          <table:table-cell table:style-name="Tabla4.A2" office:value-type="string">
            <text:p text:style-name="P64"><text:text-input text:description="&lt;lines.partner&gt;">Cliente</text:text-input></text:p>
          </table:table-cell>
          <table:table-cell table:style-name="Tabla4.A2" office:value-type="string">
            <text:p text:style-name="P32"><text:text-input text:description="&lt;lines.importe&gt;">Importe</text:text-input></text:p>
          </table:table-cell>
          <table:table-cell table:style-name="Tabla4.E2" office:value-type="string">
            <text:p text:style-name="P35"><text:text-input text:description="&lt;&quot;{0:.2f}&quot;.format(lines.saldo)&gt;">Saldo</text:text-input></text:p>
          </table:table-cell>
        </table:table-row>
        <table:table-row>
          <table:table-cell table:style-name="Tabla4.E2" table:number-columns-spanned="5" office:value-type="string">
            <text:p text:style-name="P41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table:number-columns-spanned="5" office:value-type="string">
            <text:p text:style-name="P43">Factur<text:span text:style-name="T4">as Emitida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7">Nombre del cliente</text:p>
          </table:table-cell>
          <table:table-cell table:style-name="Tabla6.A2" office:value-type="string">
            <text:p text:style-name="P10">Numero <text:span text:style-name="T7">de Factura</text:span></text:p>
          </table:table-cell>
          <table:table-cell table:style-name="Tabla6.A2" office:value-type="string">
            <text:p text:style-name="P23">Referencia</text:p>
          </table:table-cell>
          <table:table-cell table:style-name="Tabla6.A2" office:value-type="string">
            <text:p text:style-name="P24">Valor</text:p>
          </table:table-cell>
          <table:table-cell table:style-name="Tabla6.E2" office:value-type="string">
            <text:p text:style-name="P20">Estado</text:p>
          </table:table-cell>
        </table:table-row>
        <table:table-row>
          <table:table-cell table:style-name="Tabla6.E2" table:number-columns-spanned="5" office:value-type="string">
            <text:p text:style-name="P13"><text:text-input text:description="&lt;for each=&quot;lines in o.facturas_emitidas&quot;&gt;">For lines in facturas emitida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27"><text:text-input text:description="&lt;lines.name&gt;">Nombre</text:text-input></text:p>
          </table:table-cell>
          <table:table-cell table:style-name="Tabla6.A2" office:value-type="string">
            <text:p text:style-name="P27"><text:text-input text:description="&lt;lines.number&gt;">Numero</text:text-input></text:p>
          </table:table-cell>
          <table:table-cell table:style-name="Tabla6.A2" office:value-type="string">
            <text:p text:style-name="P31"><text:text-input text:description="&lt;lines.reference&gt;">Referencia</text:text-input></text:p>
          </table:table-cell>
          <table:table-cell table:style-name="Tabla6.A2" office:value-type="string">
            <text:p text:style-name="P34"><text:text-input text:description="&lt;&quot;{0:.2f}&quot;.format(lines.total)&gt;">Total</text:text-input></text:p>
          </table:table-cell>
          <table:table-cell table:style-name="Tabla6.E2" office:value-type="string">
            <text:p text:style-name="P28"><text:text-input text:description="&lt;lines.estado&gt;">Estado</text:text-input></text:p>
          </table:table-cell>
        </table:table-row>
        <table:table-row>
          <table:table-cell table:style-name="Tabla6.E2" table:number-columns-spanned="5" office:value-type="string">
            <text:p text:style-name="P38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7"/>
      <text:p text:style-name="P5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>
          <table:table-cell table:style-name="Tabla7.A1" table:number-columns-spanned="6" office:value-type="string">
            <text:p text:style-name="P42"><text:span text:style-name="T5">Ordenes de Venta</text:span><text:span text:style-name="T4"> Emitid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8">Nombre del cliente</text:p>
          </table:table-cell>
          <table:table-cell table:style-name="Tabla7.A2" office:value-type="string">
            <text:p text:style-name="P8">Numero</text:p>
          </table:table-cell>
          <table:table-cell table:style-name="Tabla7.A2" office:value-type="string">
            <text:p text:style-name="P23">Referencia</text:p>
          </table:table-cell>
          <table:table-cell table:style-name="Tabla7.A2" office:value-type="string">
            <text:p text:style-name="P24">Valor</text:p>
          </table:table-cell>
          <table:table-cell table:style-name="Tabla7.A2" office:value-type="string">
            <text:p text:style-name="P21">Estado</text:p>
          </table:table-cell>
          <table:table-cell table:style-name="Tabla7.F2" office:value-type="string">
            <text:p text:style-name="P62">Tarifa</text:p>
          </table:table-cell>
        </table:table-row>
        <table:table-row>
          <table:table-cell table:style-name="Tabla7.F2" table:number-columns-spanned="6" office:value-type="string">
            <text:p text:style-name="P14"><text:text-input text:description="&lt;for each=&quot;lines in o.ordenes_venta_emitidas&quot;&gt;">For lines in Ordenes de Venta emitida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29"><text:text-input text:description="&lt;lines.name&gt;">Nombre</text:text-input></text:p>
          </table:table-cell>
          <table:table-cell table:style-name="Tabla7.A2" office:value-type="string">
            <text:p text:style-name="P29"><text:text-input text:description="&lt;lines.number&gt;">Numero</text:text-input></text:p>
          </table:table-cell>
          <table:table-cell table:style-name="Tabla7.A2" office:value-type="string">
            <text:p text:style-name="P31"><text:text-input text:description="&lt;lines.reference&gt;">Referencia</text:text-input></text:p>
          </table:table-cell>
          <table:table-cell table:style-name="Tabla7.A2" office:value-type="string">
            <text:p text:style-name="P34"><text:text-input text:description="&lt;&quot;{0:.2f}&quot;.format(lines.total)&gt;">Total</text:text-input></text:p>
          </table:table-cell>
          <table:table-cell table:style-name="Tabla7.A2" office:value-type="string">
            <text:p text:style-name="P29"><text:text-input text:description="&lt;lines.estado&gt;">Estado</text:text-input></text:p>
          </table:table-cell>
          <table:table-cell table:style-name="Tabla7.F2" office:value-type="string">
            <text:p text:style-name="P32"><text:text-input text:description="&lt;lines.tarifa&gt;">Tarifa</text:text-input></text:p>
          </table:table-cell>
        </table:table-row>
        <table:table-row>
          <table:table-cell table:style-name="Tabla7.F2" table:number-columns-spanned="6" office:value-type="string">
            <text:p text:style-name="P3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3.899cm" table:align="margins"/>
    </style:style>
    <style:style style:name="Tabla2.A" style:family="table-column">
      <style:table-column-properties style:column-width="1.009cm" style:rel-column-width="4757*"/>
    </style:style>
    <style:style style:name="Tabla2.B" style:family="table-column">
      <style:table-column-properties style:column-width="8.276cm" style:rel-column-width="39021*"/>
    </style:style>
    <style:style style:name="Tabla2.C" style:family="table-column">
      <style:table-column-properties style:column-width="4.614cm" style:rel-column-width="21757*"/>
    </style:style>
    <style:style style:name="Tabla2.1" style:family="table-row">
      <style:table-row-properties style:min-row-height="1.924cm"/>
    </style:style>
    <style:style style:name="Tabla2.A1" style:family="table-cell">
      <style:table-cell-properties fo:padding="0.097cm" fo:border-left="none" fo:border-right="none" fo:border-top="none" fo:border-bottom="0.035cm solid #000000"/>
    </style:style>
    <style:style style:name="MP1" style:family="paragraph" style:parent-style-name="Standard">
      <style:paragraph-properties fo:margin-left="0cm" fo:margin-right="0cm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MP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margin-left="0cm" fo:margin-right="0cm" fo:text-indent="0cm" style:auto-text-indent="false"/>
      <style:text-properties style:font-name="Liberation Sans" fo:font-size="7pt" style:font-size-asian="7pt" style:font-size-complex="7pt"/>
    </style:style>
    <style:style style:name="MP4" style:family="paragraph" style:parent-style-name="Table_20_Contents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Liberation Sans" fo:font-size="9pt" fo:font-style="normal" fo:font-weight="bold" officeooo:rsid="00443eca" officeooo:paragraph-rsid="00443eca" style:font-size-asian="9pt" style:font-style-asian="normal" style:font-weight-asian="bold" style:font-size-complex="9pt" style:font-style-complex="normal" style:font-weight-complex="bold"/>
    </style:style>
    <style:style style:name="MP5" style:family="paragraph" style:parent-style-name="Table_20_Contents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Liberation Sans" fo:font-size="9pt" fo:font-style="normal" fo:font-weight="bold" officeooo:paragraph-rsid="00443eca" style:font-size-asian="9pt" style:font-style-asian="normal" style:font-weight-asian="bold" style:font-size-complex="9pt" style:font-style-complex="normal" style:font-weight-complex="bold"/>
    </style:style>
    <style:style style:name="MP6" style:family="paragraph" style:parent-style-name="Header">
      <style:paragraph-properties fo:text-align="center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MP7" style:family="paragraph" style:parent-style-name="Footer">
      <style:text-properties style:use-window-font-color="true" style:font-name="Liberation Sans" fo:font-size="8pt" fo:font-style="normal" officeooo:rsid="0016a185" style:font-size-asian="8pt" style:font-style-asian="normal" style:font-size-complex="8pt" style:font-style-complex="normal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officeooo:rsid="00443eca"/>
    </style:style>
    <style:style style:name="MT3" style:family="text">
      <style:text-properties fo:font-weight="normal" officeooo:rsid="00443eca" style:font-weight-asian="normal" style:font-weight-complex="normal"/>
    </style:style>
    <style:page-layout style:name="Mpm1">
      <style:page-layout-properties fo:page-width="15.9cm" fo:page-height="21.999cm" style:num-format="1" style:print-orientation="portrait" fo:margin-top="0.577cm" fo:margin-bottom="1.217cm" fo:margin-left="1.199cm" fo:margin-right="0.80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261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text-input text:description="&lt;user.company_id.name&gt;">Nombre Empresa</text:text-input></text:p>
              <text:p text:style-name="MP3"><text:text-input text:description="&lt;user.company_id.partner_id.address[0].street&gt;">Direccion 1</text:text-input></text:p>
              <text:p text:style-name="MP3"><text:text-input text:description="&lt;user.company_id.partner_id.address[0].street2&gt;">Direccion 2</text:text-input></text:p>
              <text:p text:style-name="MP3"><text:text-input text:description="&lt;user.company_id.partner_id.address[0].zip&gt;">Codigo Postal</text:text-input> <text:text-input text:description="&lt;user.company_id.partner_id.address[0].city&gt;">Ciudad</text:text-input> - <text:text-input text:description="&lt;user.company_id.partner_id.address[0].country_id.name&gt;">Pais</text:text-input></text:p>
              <text:p text:style-name="MP3"><text:text-input text:description="&lt;user.company_id.partner_id.address[0].phone&gt;">Telefono</text:text-input> - <text:span text:style-name="MT1"><text:text-input text:description="&lt;user.company_id.partner_id.address[0].email&gt;">Email</text:text-input></text:span></text:p>
            </table:table-cell>
            <table:table-cell table:style-name="Tabla2.A1" office:value-type="string">
              <text:p text:style-name="MP4">Reporte de Cierre de Caja</text:p>
              <text:p text:style-name="MP5"><text:span text:style-name="MT2">Fecha: </text:span><text:span text:style-name="MT3"><text:text-input text:description="&lt;o.date&gt;">Fecha</text:text-input></text:span><text:span text:style-name="MT2"> </text:span></text:p>
              <text:p text:style-name="MP5"><text:span text:style-name="MT2">Página: </text:span><text:span text:style-name="MT2"><text:page-number text:select-page="current">1</text:page-number></text:span><text:span text:style-name="MT2"> de </text:span><text:span text:style-name="MT2"><text:page-count>2</text:page-count></text:span></text:p>
            </table:table-cell>
          </table:table-row>
        </table:table>
        <text:p text:style-name="MP6"/>
      </style:header>
      <style:footer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 Ormaza</meta:initial-creator>
    <meta:creation-date>2011-03-29T10:43:34</meta:creation-date>
    <dc:date>2013-03-28T17:51:10</dc:date>
    <dc:creator>Patricio Rangles</dc:creator>
    <meta:editing-duration>PT37H02M37S</meta:editing-duration>
    <meta:editing-cycles>121</meta:editing-cycles>
    <meta:generator>OpenOffice.org/3.2$Unix OpenOffice.org_project/320m19$Build-9505</meta:generator>
    <meta:document-statistic meta:table-count="8" meta:image-count="0" meta:object-count="0" meta:page-count="2" meta:paragraph-count="85" meta:word-count="181" meta:character-count="1167"/>
  </office:meta>
</office:document-meta>
</file>